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NCPTX+NimbusRomNo9L-Medi" svg:font-family="BNCPTX+NimbusRomNo9L-Medi"/>
    <style:font-face style:name="VWVCAQ+NimbusRomNo9L-Regu" svg:font-family="VWVCAQ+NimbusRomNo9L-Regu"/>
    <style:font-face style:name="XMWGGK+NimbusRomNo9L-ReguItal" svg:font-family="XMWGGK+NimbusRomNo9L-ReguIt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autospace="none"/>
      <style:text-properties fo:language="fr" fo:country="FR"/>
    </style:style>
    <style:style style:name="P3" style:family="paragraph" style:parent-style-name="Standard">
      <style:paragraph-properties style:text-autospace="none"/>
      <style:text-properties style:font-name="VWVCAQ+NimbusRomNo9L-Regu" fo:font-size="10pt" fo:language="fr" fo:country="FR" style:font-name-asian="VWVCAQ+NimbusRomNo9L-Regu" style:font-size-asian="10pt" style:font-name-complex="VWVCAQ+NimbusRomNo9L-Regu" style:font-size-complex="10pt"/>
    </style:style>
    <style:style style:name="P4" style:family="paragraph" style:parent-style-name="Standard">
      <style:text-properties style:font-name="BNCPTX+NimbusRomNo9L-Medi" fo:font-size="9pt" fo:language="fr" fo:country="FR" style:font-name-asian="BNCPTX+NimbusRomNo9L-Medi" style:font-size-asian="9pt" style:font-name-complex="BNCPTX+NimbusRomNo9L-Medi" style:font-size-complex="9pt"/>
    </style:style>
    <style:style style:name="P5" style:family="paragraph" style:parent-style-name="Standard">
      <style:text-properties fo:language="fr" fo:country="FR"/>
    </style:style>
    <style:style style:name="P6" style:family="paragraph" style:parent-style-name="Standard" style:list-style-name="L2">
      <style:text-properties fo:language="fr" fo:country="FR"/>
    </style:style>
    <style:style style:name="P7" style:family="paragraph" style:parent-style-name="Standard">
      <style:paragraph-properties fo:text-align="start" style:justify-single-word="false" style:text-autospace="none"/>
      <style:text-properties style:font-name="VWVCAQ+NimbusRomNo9L-Regu" fo:font-size="9pt" fo:language="fr" fo:country="FR" style:font-name-asian="VWVCAQ+NimbusRomNo9L-Regu" style:font-size-asian="9pt" style:font-name-complex="VWVCAQ+NimbusRomNo9L-Regu" style:font-size-complex="9pt"/>
    </style:style>
    <style:style style:name="P8" style:family="paragraph" style:parent-style-name="Standard">
      <style:paragraph-properties fo:text-align="start" style:justify-single-word="false" style:text-autospace="none"/>
      <style:text-properties style:font-name="VWVCAQ+NimbusRomNo9L-Regu" fo:font-size="9pt" fo:language="fr" fo:country="FR" fo:background-color="transparent" style:font-name-asian="VWVCAQ+NimbusRomNo9L-Regu" style:font-size-asian="9pt" style:font-name-complex="VWVCAQ+NimbusRomNo9L-Regu" style:font-size-complex="9pt"/>
    </style:style>
    <style:style style:name="P9" style:family="paragraph" style:parent-style-name="Standard">
      <style:paragraph-properties fo:text-align="start" style:justify-single-word="false" style:text-autospace="none"/>
      <style:text-properties style:font-name="VWVCAQ+NimbusRomNo9L-Regu" fo:font-size="10pt" fo:language="fr" fo:country="FR" style:font-name-asian="VWVCAQ+NimbusRomNo9L-Regu" style:font-size-asian="10pt" style:font-name-complex="VWVCAQ+NimbusRomNo9L-Regu" style:font-size-complex="10pt"/>
    </style:style>
    <style:style style:name="P10" style:family="paragraph" style:parent-style-name="Standard">
      <style:paragraph-properties style:text-autospace="none"/>
      <style:text-properties style:font-name="VWVCAQ+NimbusRomNo9L-Regu" fo:font-size="10pt" fo:language="fr" fo:country="FR" style:font-name-asian="VWVCAQ+NimbusRomNo9L-Regu" style:font-size-asian="10pt" style:font-name-complex="VWVCAQ+NimbusRomNo9L-Regu" style:font-size-complex="10pt"/>
    </style:style>
    <style:style style:name="P11" style:family="paragraph" style:parent-style-name="Standard">
      <style:paragraph-properties fo:text-align="start" style:justify-single-word="false" style:text-autospace="none"/>
      <style:text-properties style:font-name="VWVCAQ+NimbusRomNo9L-Regu" fo:font-size="10pt" fo:language="fr" fo:country="FR" fo:background-color="transparent" style:font-name-asian="VWVCAQ+NimbusRomNo9L-Regu" style:font-size-asian="10pt" style:font-name-complex="VWVCAQ+NimbusRomNo9L-Regu" style:font-size-complex="10pt"/>
    </style:style>
    <style:style style:name="P12" style:family="paragraph" style:parent-style-name="Standard">
      <style:paragraph-properties fo:text-align="start" style:justify-single-word="false" fo:background-color="#ff0000" style:text-autospace="none">
        <style:background-image/>
      </style:paragraph-properties>
      <style:text-properties style:font-name="VWVCAQ+NimbusRomNo9L-Regu" fo:font-size="9pt" fo:language="fr" fo:country="FR" style:font-name-asian="VWVCAQ+NimbusRomNo9L-Regu" style:font-size-asian="9pt" style:font-name-complex="VWVCAQ+NimbusRomNo9L-Regu" style:font-size-complex="9pt"/>
    </style:style>
    <style:style style:name="P13" style:family="paragraph" style:parent-style-name="Standard">
      <style:paragraph-properties fo:text-align="start" style:justify-single-word="false" fo:background-color="transparent" style:text-autospace="none">
        <style:background-image/>
      </style:paragraph-properties>
      <style:text-properties fo:language="fr" fo:country="FR" fo:background-color="transparent"/>
    </style:style>
    <style:style style:name="T1" style:family="text">
      <style:text-properties fo:font-size="8pt" style:font-size-asian="8pt" style:font-size-complex="8pt"/>
    </style:style>
    <style:style style:name="T2" style:family="text">
      <style:text-properties fo:font-size="9pt" style:font-size-asian="9pt" style:font-size-complex="9pt"/>
    </style:style>
    <style:style style:name="T3" style:family="text">
      <style:text-properties style:font-name="XMWGGK+NimbusRomNo9L-ReguItal" fo:font-size="9pt" style:font-name-asian="XMWGGK+NimbusRomNo9L-ReguItal" style:font-size-asian="9pt" style:font-name-complex="XMWGGK+NimbusRomNo9L-ReguItal" style:font-size-complex="9pt"/>
    </style:style>
    <style:style style:name="T4" style:family="text">
      <style:text-properties style:font-name="XMWGGK+NimbusRomNo9L-ReguItal" style:font-name-asian="XMWGGK+NimbusRomNo9L-ReguItal" style:font-name-complex="XMWGGK+NimbusRomNo9L-ReguItal"/>
    </style:style>
    <style:style style:name="T5" style:family="text">
      <style:text-properties fo:language="fr" fo:country="FR"/>
    </style:style>
    <style:style style:name="T6" style:family="text">
      <style:text-properties fo:color="#ff0000"/>
    </style:style>
    <style:style style:name="T7" style:family="text">
      <style:text-properties fo:color="#ff0000" fo:font-size="9pt" style:font-size-asian="9pt" style:font-size-complex="9pt"/>
    </style:style>
    <style:style style:name="T8" style:family="text">
      <style:text-properties fo:background-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a-Slam</text:p>
      <text:p text:style-name="P1"/>
      <text:p text:style-name="P1">2 travaux de problème slam: A partir de séquences d'observations, déterminer des objets dans l'environnement et la pose de observateur (robot) dans l'environnement.</text:p>
      <text:p text:style-name="P1"/>
      <text:p text:style-name="P1">Utiliser un filtreur de particule Raoblackwellized (Rao-Blackwellized Particle Filter - RBPF). Parce que RBPF peut conduire un résultat plus correct que « Kalma Filter » et « Hidden Markov Modele Filter ».</text:p>
      <text:p text:style-name="P1"/>
      <text:p text:style-name="P1">On utilise une distribution gama pour représente les hauteurs des objets de l'environnement. Donc, cet algorithme s'appelle Gama-slam. Maintenir une distribution postérieur sur la variance de hauteur dans chaque cellule. </text:p>
      <text:p text:style-name="P4"/>
      <text:p text:style-name="P1">Certains problèmes slam visuel utilisent le technique de stéréo. La plupart des algorithmes de slam visuel en base de stéréo aujourd'hui sont basés des repères (landmark-based).</text:p>
      <text:p text:style-name="P1"/>
      <text:p text:style-name="P1">On peut représenter une carte par une grille. Chaque cellule représente une pose de robot. Dans cet algorithme, on peut considérer une carte comme une grille de la probabilité conditionnelle qui confirme la correction de la carte.</text:p>
      <text:p text:style-name="P1"/>
      <text:p text:style-name="P1">A chaque fois d'ajouter une nouvel pose, on calcule une position de robot au temps t par une position de robot au temps t-1, une odométrie de robot au temps t, et une bruit de mesure.</text:p>
      <text:p text:style-name="P1"/>
      <text:p text:style-name="P1">Des observations des hauteurs, on calcule sa valeur de moyenne et variance, et sa valeur de moyenne et précision de son distribution gaussienne.</text:p>
      <text:p text:style-name="P1"/>
      <text:p text:style-name="P1">Chaque pose de robots, on détermine des points de observation correspondant des cellules dans la grille.</text:p>
      <text:list xml:id="list315329856" text:style-name="L2">
        <text:list-item>
          <text:p text:style-name="P6">Calculer la variance de valeurs de points. Étape d'observation avec paramètres v, et k.</text:p>
        </text:list-item>
        <text:list-item>
          <text:p text:style-name="P6">En suite, on calcule la carte de prior (prior map). Cette carte contient des « gama prior » de la précision h et paramètre v' et k'.</text:p>
        </text:list-item>
        <text:list-item>
          <text:p text:style-name="P6">En suite, on calcule la carte de postérieur (posterior map). Cette carte contient des « gama posterior » de la précision h et paramètres v'' et k''. C'est une distribution de postérieur gama. On calcule le postérieur par le prior et la vraisemblance (Bayes Rule).</text:p>
        </text:list-item>
        <text:list-item>
          <text:p text:style-name="P6">En fin, on utilise le postérieur pour estimer la vraisemblance d'observation courante.</text:p>
        </text:list-item>
      </text:list>
      <text:p text:style-name="P1"/>
      <text:p text:style-name="P1">Les idée principale de « RaoBlackwellized particle filter »</text:p>
      <text:p text:style-name="P1">(target distribution)=(filtering distribution)(map)</text:p>
      <text:p text:style-name="P1">(filtering distribution)=(importance factor)(proposal distribution)</text:p>
      <text:p text:style-name="P1">(proposal distribution)=(sampling distribution)(prior filtering distribution)</text:p>
      <text:p text:style-name="P1">Techniques Rao-Blackwellized inclut un processus de sampling-resampling (chantillonage et rechantillonage).</text:p>
      <text:p text:style-name="P1"/>
      <text:p text:style-name="P1">Comme l'autre algorithme d'utiliser « Rao-Blackwellized particle filter ». On peut calculer approprimatement la valeur de distribution par particle filter.</text:p>
      <text:p text:style-name="P1"/>
      <text:p text:style-name="P1">Cette algorithme utilise gama distribution pour calculer la vraisemblance valeur de l'hauteur des objets dans l'environnement. En comparant avec l'algorithme qui utilise seulement Visual Odométrie, le résultat obtenu est moins bon que par utiliser gamaSlam. Une construction d'une carte avec l'hauteur des objets est bon pour la planification et navigation de robot dans l'environnement non-structuré.</text:p>
      <text:p text:style-name="P1"/>
      <text:p text:style-name="P1"/>
      <text:p text:style-name="P1"><text:soft-page-break/>Référence</text:p>
      <text:p text:style-name="P1">Tim K. Marks, Andrew Howard, Max Bajracharya, Garrison W. Cottrell, and Larry Matthies. “Gamma-SLAM: Stereo Visual SLAM in Unstructured Environments Using Variance Grid Maps”. 2007.</text:p>
      <text:p text:style-name="P1"/>
      <text:p text:style-name="P1">A. Doucet, N. de Freitas, K. Murphy, and S. Russell. RaoBlackwellised particle filtering for dynamic bayesian networks. In 16th Conference on Uncertainty in AI, pages 176–183, 2000.</text:p>
      <text:p text:style-name="P13"/>
      <text:p text:style-name="P2"><text:a xlink:type="simple" xlink:href="http://en.wikipedia.org/wiki/Posterior_probability">http://en.wikipedia.org/wiki/Posterior_probability</text:a></text:p>
      <text:p text:style-name="P2"/>
      <text:p text:style-name="P3"><text:s/>R<text:span text:style-name="T1">EFERENCES</text:span></text:p>
      <text:p text:style-name="P7"><text:span text:style-name="T6">[1] </text:span>Michael Montemerlo and Sebastian Thrun. Simultaneous</text:p>
      <text:p text:style-name="P7">localization and mapping with unknown data association using</text:p>
      <text:p text:style-name="P9"><text:span text:style-name="T2">FastSLAM. In </text:span><text:span text:style-name="T3">Proc. ICRA</text:span><text:span text:style-name="T2">, 2003.</text:span></text:p>
      <text:p text:style-name="P7"><text:span text:style-name="T6">[2]</text:span> Dirk Haehnel, Wolfram Burgard, Dieter Fox, and Sebastian</text:p>
      <text:p text:style-name="P7">Thrun. An efficient FastSLAM algorithm for generating</text:p>
      <text:p text:style-name="P7">maps of large-scale cyclic environments from raw laser range</text:p>
      <text:p text:style-name="P9"><text:span text:style-name="T2">measurements. In </text:span><text:span text:style-name="T3">IROS</text:span><text:span text:style-name="T2">, 2003.</text:span></text:p>
      <text:p text:style-name="P11"><text:span text:style-name="T7">[3] </text:span><text:span text:style-name="T2">Pantelis Elinas, Robert Sim, and James J. Little. </text:span><text:span text:style-name="T2">SLAM:</text:span></text:p>
      <text:p text:style-name="P8">Stereo vision SLAM using the Rao-Blackwellised particle</text:p>
      <text:p text:style-name="P11"><text:span text:style-name="T2">filter and a novel mixture proposal distribution. In </text:span><text:span text:style-name="T3">Proc. 2006</text:span></text:p>
      <text:p text:style-name="P11"><text:span text:style-name="T3">IEEE ICRA</text:span><text:span text:style-name="T2">, 2006.</text:span></text:p>
      <text:p text:style-name="P12">[4] A. Doucet, N. de Freitas, K. Murphy, and S. Russell. Rao-</text:p>
      <text:p text:style-name="P7">Blackwellised particle filtering for dynamic bayesian networks.</text:p>
      <text:p text:style-name="P9"><text:span text:style-name="T2">In </text:span><text:span text:style-name="T3">16th Conference on Uncertainty in AI</text:span><text:span text:style-name="T2">, pages 176–</text:span></text:p>
      <text:p text:style-name="P7">183, 2000.</text:p>
      <text:p text:style-name="P7"><text:span text:style-name="T6">[5]</text:span> Stephen Se, Timothy Barfoot, and Piotr Jasiobedzki. Visual</text:p>
      <text:p text:style-name="P7">motion estimation and terrain modeling for planetary rovers.</text:p>
      <text:p text:style-name="P9"><text:span text:style-name="T2">In </text:span><text:span text:style-name="T3">Proc. ISAIRAS 2005</text:span><text:span text:style-name="T2">, 2005.</text:span></text:p>
      <text:p text:style-name="P7"><text:span text:style-name="T6">[6] </text:span>M. Dailey and M. Parnichkun. Simultaneous localization and</text:p>
      <text:p text:style-name="P9"><text:span text:style-name="T2">mapping with stereo vision. In </text:span><text:span text:style-name="T3">Proc. ICARCV</text:span><text:span text:style-name="T2">, 2006.</text:span></text:p>
      <text:p text:style-name="P7">[7] L. D. Jackel, Eric Krotkov, Michael Perschbacher, Jim Pippine,</text:p>
      <text:p text:style-name="P7">and Chad Sullivan. The DARPA LAGR program: Goals,</text:p>
      <text:p text:style-name="P9"><text:span text:style-name="T2">challenges, methodology, and phase I results. </text:span><text:span text:style-name="T3">Journal of Field</text:span></text:p>
      <text:p text:style-name="P9"><text:span text:style-name="T3">Robotics</text:span><text:span text:style-name="T2">, 24, 2007.</text:span></text:p>
      <text:p text:style-name="P7">[8] Andrew Howard, Michael Turmon, Larry Matthies, Benyang</text:p>
      <text:p text:style-name="P7">Tang, Anelia Angelova, and Eric Mjolsness. Towards learned</text:p>
      <text:p text:style-name="P7">traversability for robot navigation: From underfoot to the far</text:p>
      <text:p text:style-name="P9"><text:span text:style-name="T2">field. </text:span><text:span text:style-name="T3">Journal of Field Robotics</text:span><text:span text:style-name="T2">, 24, 2007.</text:span></text:p>
      <text:p text:style-name="P7">[9] H. Hirschmuller, P.R. Innocent, and J.M. Garibaldi. Fast,</text:p>
      <text:p text:style-name="P7">unconstrained camera motion estimation from stereo without</text:p>
      <text:p text:style-name="P9"><text:span text:style-name="T2">tracking and robust statistics. In </text:span><text:span text:style-name="T3">ICARCV’02</text:span><text:span text:style-name="T2">, pages 1099–</text:span></text:p>
      <text:p text:style-name="P7">1104, 2002.</text:p>
      <text:p text:style-name="P9"><text:span text:style-name="T2">[10] Howard Raiffa and Robert Schlaifer. </text:span><text:span text:style-name="T3">Applied Statistical</text:span></text:p>
      <text:p text:style-name="P9"><text:span text:style-name="T3">Decision Theory</text:span><text:span text:style-name="T2">. Wiley Classics Library, 2000.</text:span></text:p>
      <text:p text:style-name="P7"><text:span text:style-name="T8">[11] </text:span>A. Doucet, S. J. Godsill, and C. Andrieu. On sequential monte</text:p>
      <text:p text:style-name="P9"><text:span text:style-name="T2">carlo sampling methods for bayesian filtering. </text:span><text:span text:style-name="T3">Statistics and</text:span></text:p>
      <text:p text:style-name="P3"><text:span text:style-name="T3">Computing</text:span><text:span text:style-name="T2">, 10:197–208, 2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NCPTX+NimbusRomNo9L-Medi" svg:font-family="BNCPTX+NimbusRomNo9L-Medi"/>
    <style:font-face style:name="VWVCAQ+NimbusRomNo9L-Regu" svg:font-family="VWVCAQ+NimbusRomNo9L-Regu"/>
    <style:font-face style:name="XMWGGK+NimbusRomNo9L-ReguItal" svg:font-family="XMWGGK+NimbusRomNo9L-ReguIt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09-12-09T20:49:05</meta:creation-date>
    <dc:date>2009-12-17T10:20:09</dc:date>
    <dc:creator>Thuan </dc:creator>
    <meta:editing-duration>PT51H56M16S</meta:editing-duration>
    <meta:editing-cycles>39</meta:editing-cycles>
    <meta:generator>OpenOffice.org/3.1$Linux OpenOffice.org_project/310m19$Build-9420</meta:generator>
    <meta:document-statistic meta:table-count="0" meta:image-count="0" meta:object-count="0" meta:page-count="2" meta:paragraph-count="62" meta:word-count="761" meta:character-count="5214"/>
  </office:meta>
</office:document-meta>
</file>